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3469B81EEBCDCF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4.203cm, 10.575cm, 6.906cm, 8.00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5cbffee8-261b-b1ae-4878-87537b13634e"/></text:p>
      <text:p text:style-name="P1"><text:bookmark text:name="docs-internal-guid-5cbffee8-261c-4873-f093-36945d460fc4"/><draw:frame draw:style-name="fr1" draw:name="Imagen1" text:anchor-type="as-char" svg:y="-10.216cm" svg:width="18.396cm" svg:height="8.92cm" draw:z-index="0"><draw:image xlink:href="Pictures/1000020100000556000003003469B81EEBCDCF4C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7:01:30.453607387</meta:creation-date>
    <dc:date>2018-03-14T17:05:50.510108370</dc:date>
    <meta:editing-duration>PT4M31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5.4.5.1$Linux_X86_64 LibreOffice_project/40m0$Build-1</meta:generator>
  </office:meta>
</office:document-meta>
</file>